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fo:color="#FFFFFF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" style:family="table-cell">
      <style:map style:condition="cell-content()&gt;1" style:apply-style-name="cf1"/>
    </style:style>
    <style:style style:name="ce5" style:family="table-cell">
      <style:map style:condition="cell-content()&gt;msoxl:$C$20" style:apply-style-name="cf1" style:base-cell-address="Tabelle1.C4"/>
      <style:map style:condition="cell-content()&gt;msoxl:$C$20" style:apply-style-name="cf1" style:base-cell-address="Tabelle1.C4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Baudratenrechn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audraten[Bit/s]:</text:p>
          </table:table-cell>
          <table:table-cell office:value-type="string" table:style-name="ce2">
            <text:p>Bitzeit[us]:</text:p>
          </table:table-cell>
          <table:table-cell office:value-type="string" table:style-name="ce2">
            <text:p>Anzahl Ticks für Bitzeit[-]:</text:p>
          </table:table-cell>
          <table:table-cell office:value-type="string" table:style-name="ce2">
            <text:p>Fehler[us]:</text:p>
          </table:table-cell>
          <table:table-cell office:value-type="string" table:style-name="ce2">
            <text:p>Fehler[%]: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333.3333333333335" table:formula="msoxl:=1000000/A4" table:style-name="ce1">
            <text:p>3333.333333</text:p>
          </table:table-cell>
          <table:table-cell office:value-type="float" office:value="40000" table:formula="msoxl:=ROUNDDOWN(B4/$B$24,0)" table:style-name="ce5">
            <text:p>40000</text:p>
          </table:table-cell>
          <table:table-cell office:value-type="float" office:value="0" table:formula="msoxl:=B4-C4*$B$24" table:style-name="ce1">
            <text:p>0</text:p>
          </table:table-cell>
          <table:table-cell office:value-type="float" office:value="0" table:formula="msoxl:=D4*100/B4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666.6666666666667" table:formula="msoxl:=1000000/A5" table:style-name="ce1">
            <text:p>1666.666667</text:p>
          </table:table-cell>
          <table:table-cell office:value-type="float" office:value="20000" table:formula="msoxl:=ROUNDDOWN(B5/$B$24,0)" table:style-name="ce5">
            <text:p>20000</text:p>
          </table:table-cell>
          <table:table-cell office:value-type="float" office:value="0" table:formula="msoxl:=B5-C5*$B$24" table:style-name="ce1">
            <text:p>0</text:p>
          </table:table-cell>
          <table:table-cell office:value-type="float" office:value="0" table:formula="msoxl:=D5*100/B5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833.33333333333337" table:formula="msoxl:=1000000/A6" table:style-name="ce1">
            <text:p>833.3333333</text:p>
          </table:table-cell>
          <table:table-cell office:value-type="float" office:value="10000" table:formula="msoxl:=ROUNDDOWN(B6/$B$24,0)" table:style-name="ce5">
            <text:p>10000</text:p>
          </table:table-cell>
          <table:table-cell office:value-type="float" office:value="0" table:formula="msoxl:=B6-C6*$B$24" table:style-name="ce1">
            <text:p>0</text:p>
          </table:table-cell>
          <table:table-cell office:value-type="float" office:value="0" table:formula="msoxl:=D6*100/B6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416.66666666666669" table:formula="msoxl:=1000000/A7" table:style-name="ce1">
            <text:p>416.6666667</text:p>
          </table:table-cell>
          <table:table-cell office:value-type="float" office:value="5000" table:formula="msoxl:=ROUNDDOWN(B7/$B$24,0)" table:style-name="ce5">
            <text:p>5000</text:p>
          </table:table-cell>
          <table:table-cell office:value-type="float" office:value="0" table:formula="msoxl:=B7-C7*$B$24" table:style-name="ce1">
            <text:p>0</text:p>
          </table:table-cell>
          <table:table-cell office:value-type="float" office:value="0" table:formula="msoxl:=D7*100/B7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4800" table:style-name="ce1">
            <text:p>4800</text:p>
          </table:table-cell>
          <table:table-cell office:value-type="float" office:value="208.33333333333334" table:formula="msoxl:=1000000/A8" table:style-name="ce1">
            <text:p>208.3333333</text:p>
          </table:table-cell>
          <table:table-cell office:value-type="float" office:value="2500" table:formula="msoxl:=ROUNDDOWN(B8/$B$24,0)" table:style-name="ce5">
            <text:p>2500</text:p>
          </table:table-cell>
          <table:table-cell office:value-type="float" office:value="0" table:formula="msoxl:=B8-C8*$B$24" table:style-name="ce1">
            <text:p>0</text:p>
          </table:table-cell>
          <table:table-cell office:value-type="float" office:value="0" table:formula="msoxl:=D8*100/B8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9600" table:style-name="ce1">
            <text:p>9600</text:p>
          </table:table-cell>
          <table:table-cell office:value-type="float" office:value="104.16666666666667" table:formula="msoxl:=1000000/A9" table:style-name="ce1">
            <text:p>104.1666667</text:p>
          </table:table-cell>
          <table:table-cell office:value-type="float" office:value="1250" table:formula="msoxl:=ROUNDDOWN(B9/$B$24,0)" table:style-name="ce5">
            <text:p>1250</text:p>
          </table:table-cell>
          <table:table-cell office:value-type="float" office:value="0" table:formula="msoxl:=B9-C9*$B$24" table:style-name="ce1">
            <text:p>0</text:p>
          </table:table-cell>
          <table:table-cell office:value-type="float" office:value="0" table:formula="msoxl:=D9*100/B9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14400" table:style-name="ce1">
            <text:p>14400</text:p>
          </table:table-cell>
          <table:table-cell office:value-type="float" office:value="69.444444444444443" table:formula="msoxl:=1000000/A10" table:style-name="ce1">
            <text:p>69.44444444</text:p>
          </table:table-cell>
          <table:table-cell office:value-type="float" office:value="833" table:formula="msoxl:=ROUNDDOWN(B10/$B$24,0)" table:style-name="ce5">
            <text:p>833</text:p>
          </table:table-cell>
          <table:table-cell office:value-type="float" office:value="2.7777777777785673E-2" table:formula="msoxl:=B10-C10*$B$24" table:style-name="ce1">
            <text:p>0.027777778</text:p>
          </table:table-cell>
          <table:table-cell office:value-type="float" office:value="4.0000000000011367E-2" table:formula="msoxl:=D10*100/B10" table:style-name="ce4">
            <text:p>0.04</text:p>
          </table:table-cell>
          <table:table-cell table:number-columns-repeated="16379"/>
        </table:table-row>
        <table:table-row table:style-name="ro1">
          <table:table-cell office:value-type="float" office:value="19200" table:style-name="ce1">
            <text:p>19200</text:p>
          </table:table-cell>
          <table:table-cell office:value-type="float" office:value="52.083333333333336" table:formula="msoxl:=1000000/A11" table:style-name="ce1">
            <text:p>52.08333333</text:p>
          </table:table-cell>
          <table:table-cell office:value-type="float" office:value="625" table:formula="msoxl:=ROUNDDOWN(B11/$B$24,0)" table:style-name="ce5">
            <text:p>625</text:p>
          </table:table-cell>
          <table:table-cell office:value-type="float" office:value="0" table:formula="msoxl:=B11-C11*$B$24" table:style-name="ce1">
            <text:p>0</text:p>
          </table:table-cell>
          <table:table-cell office:value-type="float" office:value="0" table:formula="msoxl:=D11*100/B11" table:style-name="ce4">
            <text:p>0</text:p>
          </table:table-cell>
          <table:table-cell table:number-columns-repeated="16379"/>
        </table:table-row>
        <table:table-row table:style-name="ro1">
          <table:table-cell office:value-type="float" office:value="28800" table:style-name="ce1">
            <text:p>28800</text:p>
          </table:table-cell>
          <table:table-cell office:value-type="float" office:value="34.722222222222221" table:formula="msoxl:=1000000/A12" table:style-name="ce1">
            <text:p>34.72222222</text:p>
          </table:table-cell>
          <table:table-cell office:value-type="float" office:value="416" table:formula="msoxl:=ROUNDDOWN(B12/$B$24,0)" table:style-name="ce5">
            <text:p>416</text:p>
          </table:table-cell>
          <table:table-cell office:value-type="float" office:value="5.5555555555557135E-2" table:formula="msoxl:=B12-C12*$B$24" table:style-name="ce1">
            <text:p>0.055555556</text:p>
          </table:table-cell>
          <table:table-cell office:value-type="float" office:value="0.16000000000000456" table:formula="msoxl:=D12*100/B12" table:style-name="ce4">
            <text:p>0.16</text:p>
          </table:table-cell>
          <table:table-cell table:number-columns-repeated="16379"/>
        </table:table-row>
        <table:table-row table:style-name="ro1">
          <table:table-cell office:value-type="float" office:value="38400" table:style-name="ce1">
            <text:p>38400</text:p>
          </table:table-cell>
          <table:table-cell office:value-type="float" office:value="26.041666666666668" table:formula="msoxl:=1000000/A13" table:style-name="ce1">
            <text:p>26.04166667</text:p>
          </table:table-cell>
          <table:table-cell office:value-type="float" office:value="312" table:formula="msoxl:=ROUNDDOWN(B13/$B$24,0)" table:style-name="ce5">
            <text:p>312</text:p>
          </table:table-cell>
          <table:table-cell office:value-type="float" office:value="4.1666666666667851E-2" table:formula="msoxl:=B13-C13*$B$24" table:style-name="ce1">
            <text:p>0.041666667</text:p>
          </table:table-cell>
          <table:table-cell office:value-type="float" office:value="0.16000000000000453" table:formula="msoxl:=D13*100/B13" table:style-name="ce4">
            <text:p>0.16</text:p>
          </table:table-cell>
          <table:table-cell table:number-columns-repeated="16379"/>
        </table:table-row>
        <table:table-row table:style-name="ro1">
          <table:table-cell office:value-type="float" office:value="56000" table:style-name="ce1">
            <text:p>56000</text:p>
          </table:table-cell>
          <table:table-cell office:value-type="float" office:value="17.857142857142858" table:formula="msoxl:=1000000/A14" table:style-name="ce1">
            <text:p>17.85714286</text:p>
          </table:table-cell>
          <table:table-cell office:value-type="float" office:value="214" table:formula="msoxl:=ROUNDDOWN(B14/$B$24,0)" table:style-name="ce5">
            <text:p>214</text:p>
          </table:table-cell>
          <table:table-cell office:value-type="float" office:value="2.3809523809525501E-2" table:formula="msoxl:=B14-C14*$B$24" table:style-name="ce1">
            <text:p>0.023809524</text:p>
          </table:table-cell>
          <table:table-cell office:value-type="float" office:value="0.1333333333333428" table:formula="msoxl:=D14*100/B14" table:style-name="ce4">
            <text:p>0.133333333</text:p>
          </table:table-cell>
          <table:table-cell table:number-columns-repeated="16379"/>
        </table:table-row>
        <table:table-row table:style-name="ro1">
          <table:table-cell office:value-type="float" office:value="57600" table:style-name="ce1">
            <text:p>57600</text:p>
          </table:table-cell>
          <table:table-cell office:value-type="float" office:value="17.361111111111111" table:formula="msoxl:=1000000/A15" table:style-name="ce1">
            <text:p>17.36111111</text:p>
          </table:table-cell>
          <table:table-cell office:value-type="float" office:value="208" table:formula="msoxl:=ROUNDDOWN(B15/$B$24,0)" table:style-name="ce5">
            <text:p>208</text:p>
          </table:table-cell>
          <table:table-cell office:value-type="float" office:value="2.7777777777778567E-2" table:formula="msoxl:=B15-C15*$B$24" table:style-name="ce1">
            <text:p>0.027777778</text:p>
          </table:table-cell>
          <table:table-cell office:value-type="float" office:value="0.16000000000000456" table:formula="msoxl:=D15*100/B15" table:style-name="ce4">
            <text:p>0.16</text:p>
          </table:table-cell>
          <table:table-cell table:number-columns-repeated="16379"/>
        </table:table-row>
        <table:table-row table:style-name="ro1">
          <table:table-cell office:value-type="float" office:value="115200" table:style-name="ce1">
            <text:p>115200</text:p>
          </table:table-cell>
          <table:table-cell office:value-type="float" office:value="8.6805555555555554" table:formula="msoxl:=1000000/A16" table:style-name="ce1">
            <text:p>8.680555556</text:p>
          </table:table-cell>
          <table:table-cell office:value-type="float" office:value="104" table:formula="msoxl:=ROUNDDOWN(B16/$B$24,0)" table:style-name="ce5">
            <text:p>104</text:p>
          </table:table-cell>
          <table:table-cell office:value-type="float" office:value="1.3888888888889284E-2" table:formula="msoxl:=B16-C16*$B$24" table:style-name="ce1">
            <text:p>0.013888889</text:p>
          </table:table-cell>
          <table:table-cell office:value-type="float" office:value="0.16000000000000456" table:formula="msoxl:=D16*100/B16" table:style-name="ce4">
            <text:p>0.16</text:p>
          </table:table-cell>
          <table:table-cell table:number-columns-repeated="16379"/>
        </table:table-row>
        <table:table-row table:style-name="ro1">
          <table:table-cell office:value-type="float" office:value="128000" table:style-name="ce1">
            <text:p>128000</text:p>
          </table:table-cell>
          <table:table-cell office:value-type="float" office:value="7.8125" table:formula="msoxl:=1000000/A17" table:style-name="ce1">
            <text:p>7.8125</text:p>
          </table:table-cell>
          <table:table-cell office:value-type="float" office:value="93" table:formula="msoxl:=ROUNDDOWN(B17/$B$24,0)" table:style-name="ce5">
            <text:p>93</text:p>
          </table:table-cell>
          <table:table-cell office:value-type="float" office:value="6.25E-2" table:formula="msoxl:=B17-C17*$B$24" table:style-name="ce1">
            <text:p>0.0625</text:p>
          </table:table-cell>
          <table:table-cell office:value-type="float" office:value="0.8" table:formula="msoxl:=D17*100/B17" table:style-name="ce4">
            <text:p>0.8</text:p>
          </table:table-cell>
          <table:table-cell table:number-columns-repeated="16379"/>
        </table:table-row>
        <table:table-row table:style-name="ro1">
          <table:table-cell office:value-type="float" office:value="256000" table:style-name="ce1">
            <text:p>256000</text:p>
          </table:table-cell>
          <table:table-cell office:value-type="float" office:value="3.90625" table:formula="msoxl:=1000000/A18" table:style-name="ce1">
            <text:p>3.90625</text:p>
          </table:table-cell>
          <table:table-cell office:value-type="float" office:value="46" table:formula="msoxl:=ROUNDDOWN(B18/$B$24,0)" table:style-name="ce5">
            <text:p>46</text:p>
          </table:table-cell>
          <table:table-cell office:value-type="float" office:value="7.2916666666666963E-2" table:formula="msoxl:=B18-C18*$B$24" table:style-name="ce1">
            <text:p>0.072916667</text:p>
          </table:table-cell>
          <table:table-cell office:value-type="float" office:value="1.8666666666666742" table:formula="msoxl:=D18*100/B18" table:style-name="ce4">
            <text:p>1.86666666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mergrösse[Bit]:</text:p>
          </table:table-cell>
          <table:table-cell office:value-type="float" office:value="8" table:style-name="ce1">
            <text:p>8</text:p>
          </table:table-cell>
          <table:table-cell office:value-type="float" office:value="256" table:formula="msoxl:=POWER(2,B20)" table:style-name="ce3">
            <text:p>2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tfrequenz[MHz]: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escaler: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ckzeit Timer[us]:</text:p>
          </table:table-cell>
          <table:table-cell office:value-type="float" office:value="8.3333333333333329E-2" table:formula="msoxl:=B22/B21" table:style-name="ce1">
            <text:p>0.083333333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Tabelle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elle1.A3:Tabelle1.E18" table:name="Tabelle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kas von Däniken</meta:initial-creator>
    <dc:creator>Lukas von Däniken</dc:creator>
    <meta:creation-date>2016-04-15T08:02:17Z</meta:creation-date>
    <dc:date>2016-04-18T12:35:14Z</dc:date>
    <meta:editing-duration>PT0S</meta:editing-duration>
  </office:meta>
</office:document-meta>
</file>